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9f60b" officeooo:paragraph-rsid="0009f60b"/>
    </style:style>
    <style:style style:name="P2" style:family="paragraph" style:parent-style-name="Text_20_body">
      <style:text-properties officeooo:paragraph-rsid="000c51d2"/>
    </style:style>
    <style:style style:name="T1" style:family="text">
      <style:text-properties officeooo:rsid="0009f60b"/>
    </style:style>
    <style:style style:name="T2" style:family="text">
      <style:text-properties officeooo:rsid="000afe4d"/>
    </style:style>
    <style:style style:name="T3" style:family="text">
      <style:text-properties officeooo:rsid="000b28ce"/>
    </style:style>
    <style:style style:name="T4" style:family="text">
      <style:text-properties fo:font-weight="bold" officeooo:rsid="000afe4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your own words, define the following terms. Provide an example to illustrate each term. Your example may be of your own choosing but should illustrate each term in the context of a relation using a real-world object such as a car, book, course, university, etc.</text:p>
      <text:p text:style-name="P1">To explain the concepts asked I will use as a model for my example the user database where we keep track of people registered.</text:p>
      <text:p text:style-name="P1"><text:s/></text:p>
      <text:p text:style-name="Text_20_body">•Relation: <text:span text:style-name="T1">This concept is the graphical representation on memory for every chuck of related data stored. Assuming that our users register to be able to buy, we will have more than one relation, or as the textbook mention it is a fancy word for a table. We may need to implement a relation for the descriptions of the products the API sells, a relation to keep the data of every registered user to the site and at least one more relation to keep track of the products or orders purchased. The relation I will refer will be USERS_REGISTERED</text:span></text:p>
      <text:p text:style-name="P1">The next two concepts asked are concerning to how data is organized on such relations</text:p>
      <text:p text:style-name="P2">•Heading: <text:span text:style-name="T2">It contains all the attributes that will store data, it is required to have a relevant name so it could be accessed once is filled with information. In the example of our user registration relation USERS_REGISTERED we would have in the heading attributes such as id, name, lastName,emailAddress, country, street, zipCode, some of this values could be required and some others optional. Each one of the attribute we could say that refers to a column in our relation ‘table’.</text:span></text:p>
      <text:p text:style-name="P2">•Body: <text:span text:style-name="T2">The body in a relation contains the actual values, for each one of the columns or attributes specified in the header, each set of values for a particular entry is known as a •</text:span><text:span text:style-name="T4">Tuple</text:span><text:span text:style-name="T2">, in a less formal naming convention we call them rows in a table, where every row fills a value for each column. </text:span></text:p>
      <text:p text:style-name="Text_20_body">•Relation degree: <text:span text:style-name="T3">It tell the number of attributes a relation may need, in the example that I am pointing for our registration form we have a relation of 7 attributes.</text:span></text:p>
      <text:p text:style-name="Text_20_body">•Cardinality: <text:span text:style-name="T3">It refers to the numbers of tuples in a relation. Usually in production the cardinality will increase over tim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09:29:06.164181836</meta:creation-date>
    <dc:date>2018-09-12T10:39:06.122030337</dc:date>
    <meta:editing-duration>PT17M52S</meta:editing-duration>
    <meta:editing-cycles>1</meta:editing-cycles>
    <meta:document-statistic meta:table-count="0" meta:image-count="0" meta:object-count="0" meta:page-count="1" meta:paragraph-count="9" meta:word-count="370" meta:character-count="2092" meta:non-whitespace-character-count="1728"/>
    <meta:generator>LibreOffice/5.1.6.2$Linux_X86_64 LibreOffice_project/10m0$Build-2</meta:generator>
  </office:meta>
</office:document-meta>
</file>